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717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Lukasz Kapelanczyk</text:p>
          </table:table-cell>
          <table:table-cell table:style-name="ce1" office:value-type="string">
            <text:p>Przemek Rogala</text:p>
          </table:table-cell>
          <table:table-cell table:style-name="ce1" office:value-type="string">
            <text:p>Wojtek Kandziak</text:p>
          </table:table-cell>
          <table:table-cell table:style-name="ce1" office:value-type="string">
            <text:p>Alexandra Piekarz</text:p>
          </table:table-cell>
          <table:table-cell table:style-name="ce1" table:number-columns-repeated="1019"/>
        </table:table-row>
        <table:table-row table:style-name="ro1">
          <table:table-cell office:value-type="date" office:date-value="2018-03-08">
            <text:p>8.03.2018</text:p>
          </table:table-cell>
          <table:table-cell office:value-type="string">
            <text:p>CW 1</text:p>
          </table:table-cell>
          <table:table-cell office:value-type="string">
            <text:p>Interfejs Wejsciowy</text:p>
          </table:table-cell>
          <table:table-cell office:value-type="string">
            <text:p>Klasy Obiektow</text:p>
          </table:table-cell>
          <table:table-cell office:value-type="string">
            <text:p>Grafika Postaci</text:p>
          </table:table-cell>
          <table:table-cell table:number-columns-repeated="1019"/>
        </table:table-row>
        <table:table-row table:style-name="ro1">
          <table:table-cell office:value-type="date" office:date-value="2018-03-15">
            <text:p>15.03.2018</text:p>
          </table:table-cell>
          <table:table-cell office:value-type="string">
            <text:p>CW 2</text:p>
          </table:table-cell>
          <table:table-cell office:value-type="string">
            <text:p>Oprogramowanie mapy</text:p>
          </table:table-cell>
          <table:table-cell office:value-type="string">
            <text:p>Oprogramowanie ruchu postaci</text:p>
          </table:table-cell>
          <table:table-cell office:value-type="string">
            <text:p>Grafika powierzchni</text:p>
          </table:table-cell>
          <table:table-cell table:number-columns-repeated="1019"/>
        </table:table-row>
        <table:table-row table:style-name="ro1">
          <table:table-cell office:value-type="date" office:date-value="2018-03-22">
            <text:p>22.03.2018</text:p>
          </table:table-cell>
          <table:table-cell office:value-type="string">
            <text:p>CW 3</text:p>
          </table:table-cell>
          <table:table-cell office:value-type="string">
            <text:p>Zastosowanie grafiki</text:p>
          </table:table-cell>
          <table:table-cell office:value-type="string">
            <text:p>Oprogramowanie logiki gry</text:p>
          </table:table-cell>
          <table:table-cell office:value-type="string">
            <text:p>Grafika Menu</text:p>
          </table:table-cell>
          <table:table-cell table:number-columns-repeated="1019"/>
        </table:table-row>
        <table:table-row table:style-name="ro1">
          <table:table-cell office:value-type="date" office:date-value="2018-03-29">
            <text:p>29.03.2018</text:p>
          </table:table-cell>
          <table:table-cell office:value-type="string">
            <text:p>CW 4</text:p>
          </table:table-cell>
          <table:table-cell office:value-type="string">
            <text:p>Interakcje Postaci </text:p>
          </table:table-cell>
          <table:table-cell office:value-type="string">
            <text:p>Testy i raportowanie</text:p>
          </table:table-cell>
          <table:table-cell office:value-type="string">
            <text:p>Grafika Środowiska</text:p>
          </table:table-cell>
          <table:table-cell table:number-columns-repeated="1019"/>
        </table:table-row>
        <table:table-row table:style-name="ro1">
          <table:table-cell office:value-type="date" office:date-value="2018-04-05">
            <text:p>5.04.2018</text:p>
          </table:table-cell>
          <table:table-cell office:value-type="string">
            <text:p>Pomoc i koordynacja</text:p>
          </table:table-cell>
          <table:table-cell office:value-type="string">
            <text:p>Budowanie Gry</text:p>
          </table:table-cell>
          <table:table-cell office:value-type="string">
            <text:p>Debuggowanie</text:p>
          </table:table-cell>
          <table:table-cell office:value-type="string">
            <text:p>Hotfixy Grafiki</text:p>
          </table:table-cell>
          <table:table-cell table:number-columns-repeated="1019"/>
        </table:table-row>
        <table:table-row table:style-name="ro1">
          <table:table-cell office:value-type="date" office:date-value="2018-04-12">
            <text:p>12.04.2018</text:p>
          </table:table-cell>
          <table:table-cell office:value-type="string">
            <text:p>Pomoc i koordynacja</text:p>
          </table:table-cell>
          <table:table-cell office:value-type="string">
            <text:p>Zabezpieczanie Gry</text:p>
          </table:table-cell>
          <table:table-cell office:value-type="string">
            <text:p>Testowanie Gry</text:p>
          </table:table-cell>
          <table:table-cell office:value-type="string">
            <text:p>Animowanie Ruchu</text:p>
          </table:table-cell>
          <table:table-cell table:number-columns-repeated="1019"/>
        </table:table-row>
        <table:table-row table:style-name="ro1">
          <table:table-cell office:value-type="date" office:date-value="2018-04-19">
            <text:p>19.04.2018</text:p>
          </table:table-cell>
          <table:table-cell office:value-type="string">
            <text:p>Pomoc i koordynacja</text:p>
          </table:table-cell>
          <table:table-cell office:value-type="string">
            <text:p>Oprogramowanie Animacji</text:p>
          </table:table-cell>
          <table:table-cell office:value-type="string">
            <text:p>Animacje Interakcji</text:p>
          </table:table-cell>
          <table:table-cell table:number-columns-repeated="1020"/>
        </table:table-row>
        <table:table-row table:style-name="ro1">
          <table:table-cell office:value-type="date" office:date-value="2018-04-26">
            <text:p>26.04.2018</text:p>
          </table:table-cell>
          <table:table-cell office:value-type="string">
            <text:p>Pomoc i koordynacja</text:p>
          </table:table-cell>
          <table:table-cell table:number-columns-repeated="1022"/>
        </table:table-row>
        <table:table-row table:style-name="ro1">
          <table:table-cell office:value-type="date" office:date-value="2018-05-03">
            <text:p>3.05.2018</text:p>
          </table:table-cell>
          <table:table-cell office:value-type="string">
            <text:p>Pomoc i koordynacja</text:p>
          </table:table-cell>
          <table:table-cell table:number-columns-repeated="1022"/>
        </table:table-row>
        <table:table-row table:style-name="ro1">
          <table:table-cell office:value-type="date" office:date-value="2018-05-10">
            <text:p>10.05.2018</text:p>
          </table:table-cell>
          <table:table-cell office:value-type="string">
            <text:p>Pomoc i koordynacja</text:p>
          </table:table-cell>
          <table:table-cell table:number-columns-repeated="1022"/>
        </table:table-row>
        <table:table-row table:style-name="ro1">
          <table:table-cell office:value-type="date" office:date-value="2018-05-17">
            <text:p>17.05.2018</text:p>
          </table:table-cell>
          <table:table-cell office:value-type="string">
            <text:p>Pomoc i koordynacja</text:p>
          </table:table-cell>
          <table:table-cell table:number-columns-repeated="1022"/>
        </table:table-row>
        <table:table-row table:style-name="ro1">
          <table:table-cell office:value-type="date" office:date-value="2018-05-24">
            <text:p>24.05.2018</text:p>
          </table:table-cell>
          <table:table-cell office:value-type="string">
            <text:p>Pomoc i koordynacja</text:p>
          </table:table-cell>
          <table:table-cell table:number-columns-repeated="1022"/>
        </table:table-row>
        <table:table-row table:style-name="ro1">
          <table:table-cell office:value-type="date" office:date-value="2018-05-31">
            <text:p>31.05.2018</text:p>
          </table:table-cell>
          <table:table-cell office:value-type="string">
            <text:p>Pomoc i koordynacja</text:p>
          </table:table-cell>
          <table:table-cell table:number-columns-repeated="1022"/>
        </table:table-row>
        <table:table-row table:style-name="ro1">
          <table:table-cell office:value-type="date" office:date-value="2018-06-07">
            <text:p>7.06.2018</text:p>
          </table:table-cell>
          <table:table-cell office:value-type="string">
            <text:p>Pomoc i koordynacj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office:value-type="string">
            <text:p>!zamien na czynnosci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0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59S</meta:editing-duration>
    <meta:editing-cycles>8</meta:editing-cycles>
    <meta:generator>OpenOffice/4.1.5$Win32 OpenOffice.org_project/415m1$Build-9789</meta:generator>
    <dc:date>2018-03-08T20:27:06.69</dc:date>
    <dc:creator>lukasz kapelanczyk</dc:creator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